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3.918cm"/>
    </style:style>
    <style:style style:name="co7" style:family="table-column">
      <style:table-column-properties fo:break-before="auto" style:column-width="3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1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/text:p>
          </table:table-cell>
          <table:table-cell table:number-columns-repeated="2"/>
          <table:table-cell table:style-name="ce3" office:value-type="string">
            <text:p>codigo_hotel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text:span text:style-name="T2"> </text:span><text:span text:style-name="T3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office:value-type="string">
            <text:p>nombre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2"/>
          <table:table-cell table:style-name="ce3" office:value-type="string">
            <text:p>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gimen<text:span text:style-name="T2"> </text:span><text:span text:style-name="T3">FK</text:span></text:p>
          </table:table-cell>
        </table:table-row>
        <table:table-row table:style-name="ro2">
          <table:table-cell table:style-name="ce2" office:value-type="string">
            <text:p><text:span text:style-name="T1">tipo_doc</text:span><text:span text:style-name="T2"> </text:span><text:span text:style-name="T3">FK</text:span></text:p>
          </table:table-cell>
          <table:table-cell table:number-columns-repeated="2"/>
          <table:table-cell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4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ail</text:p>
          </table:table-cell>
          <table:table-cell table:number-columns-repeated="2"/>
          <table:table-cell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_hotel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</table:table-row>
        <table:table-row table:style-name="ro2">
          <table:table-cell table:style-name="ce3" office:value-type="string">
            <text:p>password</text:p>
          </table:table-cell>
          <table:table-cell table:number-columns-repeated="2"/>
          <table:table-cell table:style-name="ce3" office:value-type="string">
            <text:p><text:span text:style-name="T1">username</text:span>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2"> </text:span><text:span text:style-name="T3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4">FK</text:span></text:p>
          </table:table-cell>
        </table:table-row>
        <table:table-row table:style-name="ro2">
          <table:table-cell office:value-type="string">
            <text:p>tipo_doc <text:span text:style-name="T4">FK</text:span></text:p>
          </table:table-cell>
          <table:table-cell table:number-columns-repeated="8"/>
          <table:table-cell office:value-type="string">
            <text:p>codigo_hotel <text:span text:style-name="T4">FK</text:span></text:p>
          </table:table-cell>
          <table:table-cell table:number-columns-repeated="9"/>
        </table:table-row>
        <table:table-row table:style-name="ro2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 <text:span text:style-name="T4">FK</text:span></text:p>
          </table:table-cell>
          <table:table-cell table:number-columns-repeated="9"/>
        </table:table-row>
        <table:table-row table:style-name="ro2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office:value-type="string">
            <text:p>tipo_doc_cliente <text:span text:style-name="T4">FK</text:span></text:p>
          </table:table-cell>
          <table:table-cell table:number-columns-repeated="9"/>
        </table:table-row>
        <table:table-row table:style-name="ro2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office:value-type="string">
            <text:p>nro_doc_cliente <text:span text:style-name="T4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9"/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office:value-type="string">
            <text:p>codigo_estado <text:span text:style-name="T4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1" office:value-type="string">
            <text:p>ConsumiblesAdquiridos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</text:p>
          </table:table-cell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ol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codigo_consumible</text:p>
          </table:table-cell>
          <table:table-cell office:value-type="string">
            <text:p>(La condicion de estadia puede reflejarse aca)</text:p>
          </table:table-cell>
          <table:table-cell/>
          <table:table-cell table:style-name="ce3" office:value-type="string">
            <text:p>codigo_reserva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codigo_reserva<text:span text:style-name="T2"> </text:span><text:span text:style-name="T3">FK</text:span></text:p>
          </table:table-cell>
          <table:table-cell table:number-columns-repeated="2"/>
          <table:table-cell table:style-name="ce3" office:value-type="string">
            <text:p>numero_factura</text:p>
          </table:table-cell>
          <table:table-cell table:number-columns-repeated="2"/>
          <table:table-cell table:style-name="ce3" office:value-type="string">
            <text:p>numero_factura<text:span text:style-name="T2"> </text:span><text:span text:style-name="T3">FK</text:span>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username<text:span text:style-name="T2"> </text:span><text:span text:style-name="T3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2"> </text:span><text:span text:style-name="T3">FK</text:span></text:p>
          </table:table-cell>
          <table:table-cell table:number-columns-repeated="2"/>
          <table:table-cell office:value-type="string">
            <text:p>username_ingreso <text:span text:style-name="T4">FK</text:span></text:p>
          </table:table-cell>
          <table:table-cell table:number-columns-repeated="2"/>
          <table:table-cell office:value-type="string">
            <text:p>tipo_doc_cliente <text:span text:style-name="T4">FK</text:span></text:p>
          </table:table-cell>
          <table:table-cell table:number-columns-repeated="2"/>
          <table:table-cell table:style-name="ce3" office:value-type="string">
            <text:p>numero_item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office:value-type="string">
            <text:p><text:span text:style-name="T1">codigo_consumible</text:span> <text:span text:style-name="T4">FK</text:span></text:p>
          </table:table-cell>
          <table:table-cell table:number-columns-repeated="2"/>
          <table:table-cell office:value-type="string">
            <text:p>fecha_egreso / cant_noches</text:p>
          </table:table-cell>
          <table:table-cell table:number-columns-repeated="2"/>
          <table:table-cell office:value-type="string">
            <text:p>nro_doc_cliente <text:span text:style-name="T4">FK</text:span></text:p>
          </table:table-cell>
          <table:table-cell table:number-columns-repeated="2"/>
          <table:table-cell office:value-type="string">
            <text:p>codigo_consumible</text:p>
          </table:table-cell>
        </table:table-row>
        <table:table-row table:style-name="ro2">
          <table:table-cell table:number-columns-repeated="9"/>
          <table:table-cell office:value-type="string">
            <text:p>cantidad</text:p>
          </table:table-cell>
          <table:table-cell table:number-columns-repeated="2"/>
          <table:table-cell office:value-type="string">
            <text:p>username_egreso <text:span text:style-name="T4">FK</text:span></text:p>
          </table:table-cell>
          <table:table-cell table:number-columns-repeated="2"/>
          <table:table-cell office:value-type="string">
            <text:p>codigo_hotel <text:span text:style-name="T4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1">
          <table:table-cell table:number-columns-repeated="15"/>
          <table:table-cell office:value-type="string">
            <text:p>fecha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2"/>
          <table:table-cell table:style-name="ce1" office:value-type="string">
            <text:p>TipoDocumento</text:p>
          </table:table-cell>
          <table:table-cell table:number-columns-repeated="8"/>
          <table:table-cell office:value-type="string">
            <text:p>tipo_pago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<text:span text:style-name="T1">codigo_rol</text:span> <text:span text:style-name="T4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8"/>
          <table:table-cell office:value-type="string">
            <text:p>nro_tarjeta</text:p>
          </table:table-cell>
          <table:table-cell table:number-columns-repeated="3"/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funcionalidad<text:span text:style-name="T2"> </text:span><text:span text:style-name="T3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8"/>
          <table:table-cell office:value-type="string">
            <text:p>dias_cumplido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>
            <text:p>dias_faltante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29/10/2014</text:date>, <text:time>21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9M36S</meta:editing-duration>
    <meta:editing-cycles>28</meta:editing-cycles>
    <meta:generator>OpenOffice.org/3.4.1$Win32 OpenOffice.org_project/341m1$Build-9593</meta:generator>
    <dc:date>2014-10-29T21:41:36.41</dc:date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